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roman" style:font-pitch="variable" style:name="Adobe Caslon Pro" svg:font-family="Adobe Caslon Pro" svg:panose-1="0 0 0 0 0 0 0 0 0 0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name="a4bc2ad" style:parent-style-name="Normal">
      <style:text-properties fo:font-size="11.0pt" fo:font-weight="bold" style:font-name-asian="Cambria" style:font-size-asian="11.0pt" style:font-weight-asian="bold"/>
    </style:style>
    <style:style style:family="table-cell" style:name="ac0b180">
      <style:table-cell-properties fo:border-bottom="0.18mm solid #000000" fo:border-left="0.18mm solid #000000" fo:border-right="0.18mm solid #000000" fo:border-top="1.59mm solid #000000" fo:padding-bottom="0.0mm" fo:padding-left="1.91mm" fo:padding-right="1.91mm" fo:padding-top="0.0mm"/>
    </style:style>
    <style:style style:family="paragraph" style:name="a3c415f" style:parent-style-name="Normal">
      <style:text-properties fo:font-size="11.0pt" style:font-name-asian="Cambria" style:font-size-asian="11.0pt"/>
    </style:style>
    <style:style style:family="table-cell" style:name="afffd8b">
      <style:table-cell-properties fo:border-bottom="2.12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525585" style:parent-style-name="Normal">
      <style:text-properties fo:font-size="11.0pt" style:font-name-asian="Cambria" style:font-size-asian="11.0pt"/>
    </style:style>
    <style:style style:family="table-cell" style:name="af58cd1">
      <style:table-cell-properties fo:border-bottom="2.12mm solid #000000" fo:border-left="0.18mm solid #000000" fo:border-right="0.18mm solid #000000" fo:border-top="2.12mm solid #FF0000" fo:padding-bottom="0.0mm" fo:padding-left="1.91mm" fo:padding-right="1.91mm" fo:padding-top="0.0mm"/>
    </style:style>
    <style:style style:family="paragraph" style:name="a4efe83" style:parent-style-name="Normal">
      <style:text-properties fo:font-size="11.0pt" style:font-name-asian="Cambria" style:font-size-asian="11.0pt"/>
    </style:style>
    <style:style style:family="table-cell" style:name="a942d4f">
      <style:table-cell-properties fo:border-bottom="2.12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93c179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b86ae5">
      <style:table-cell-properties fo:border-bottom="1.59mm solid #000000" fo:border-left="1.59mm solid #000000" fo:border-right="1.59mm solid #000000" fo:border-top="0.18mm solid #000000" fo:padding-bottom="0.0mm" fo:padding-left="1.91mm" fo:padding-right="1.91mm" fo:padding-top="0.0mm"/>
    </style:style>
    <style:style style:family="paragraph" style:name="a44bd04" style:parent-style-name="Normal">
      <style:text-properties fo:country="DE" fo:font-size="11.0pt" fo:language="de" style:font-name-asian="Cambria" style:font-size-asian="11.0pt"/>
    </style:style>
    <style:style style:family="table-cell" style:name="a8bd95f">
      <style:table-cell-properties fo:border-bottom="0.18mm solid #000000" fo:border-left="2.12mm solid #FF0000" fo:border-right="1.59mm solid #000000" fo:border-top="0.18mm solid #000000" fo:padding-bottom="0.0mm" fo:padding-left="1.91mm" fo:padding-right="1.91mm" fo:padding-top="0.0mm"/>
    </style:style>
    <style:style style:family="paragraph" style:name="a09fd29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paragraph" style:name="a5c6676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16fae8">
      <style:table-cell-properties fo:border-bottom="2.12mm solid #FF0000" fo:border-left="2.12mm solid #FF0000" fo:border-right="2.12mm solid #FF0000" fo:border-top="2.12mm solid #FF0000" fo:padding-bottom="0.0mm" fo:padding-left="1.91mm" fo:padding-right="1.91mm" fo:padding-top="0.0mm"/>
    </style:style>
    <style:style style:family="paragraph" style:name="a73de61" style:parent-style-name="Normal">
      <style:text-properties fo:country="DE" fo:font-size="11.0pt" fo:language="de" style:font-name-asian="Cambria" style:font-size-asian="11.0pt"/>
    </style:style>
    <style:style style:family="table-cell" style:name="a36940e">
      <style:table-cell-properties fo:border-bottom="0.18mm solid #000000" fo:border-left="0.18mm solid #000000" fo:border-right="2.12mm solid #FF0000" fo:border-top="0.18mm solid #000000" fo:padding-bottom="0.0mm" fo:padding-left="1.91mm" fo:padding-right="1.91mm" fo:padding-top="0.0mm"/>
    </style:style>
    <style:style style:family="paragraph" style:name="adb7cbf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899540">
      <style:table-cell-properties fo:border-bottom="0.18mm solid #000000" fo:border-left="1.59mm solid #000000" fo:border-right="1.59mm solid #000000" fo:border-top="1.59mm solid #000000" fo:padding-bottom="0.0mm" fo:padding-left="1.91mm" fo:padding-right="1.91mm" fo:padding-top="0.0mm"/>
    </style:style>
    <style:style style:family="paragraph" style:name="a669ee0" style:parent-style-name="Normal">
      <style:text-properties fo:country="DE" fo:font-size="11.0pt" fo:language="de" style:font-name-asian="Cambria" style:font-size-asian="11.0pt"/>
    </style:style>
    <style:style style:family="paragraph" style:name="aff696d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3db3bb">
      <style:table-cell-properties fo:background-color="#00B050" fo:border-bottom="0.18mm solid #000000" fo:border-left="0.18mm solid #000000" fo:border-right="1.59mm solid #000000" fo:border-top="0.18mm solid #000000" fo:padding-bottom="0.0mm" fo:padding-left="1.91mm" fo:padding-right="1.91mm" fo:padding-top="0.0mm"/>
    </style:style>
    <style:style style:family="paragraph" style:name="a50e703" style:parent-style-name="Normal">
      <style:text-properties fo:country="DE" fo:font-size="11.0pt" fo:language="de" style:font-name-asian="Cambria" style:font-size-asian="11.0pt"/>
    </style:style>
    <style:style style:family="table-cell" style:name="a5a9929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15c4a0">
      <style:table-row-properties style:row-height="25.01mm"/>
    </style:style>
    <style:style style:family="paragraph" style:name="ab0f51e" style:parent-style-name="Normal">
      <style:text-properties fo:country="DE" fo:font-size="11.0pt" fo:language="de" style:font-name-asian="Cambria" style:font-size-asian="11.0pt"/>
    </style:style>
    <style:style style:family="table-cell" style:name="a033c31">
      <style:table-cell-properties fo:border-bottom="1.59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db04fa" style:parent-style-name="Normal">
      <style:text-properties fo:background-color="#FF0000" fo:country="DE" fo:font-size="11.0pt" fo:language="de" style:font-name-asian="Cambria" style:font-size-asian="11.0pt"/>
    </style:style>
    <style:style style:family="paragraph" style:name="a3f0c98" style:parent-style-name="Normal">
      <style:text-properties fo:background-color="#FF0000" fo:country="DE" fo:font-size="11.0pt" fo:language="de" style:font-name-asian="Cambria" style:font-size-asian="11.0pt"/>
    </style:style>
    <style:style style:family="table-cell" style:name="a251436">
      <style:table-cell-properties fo:border-bottom="0.18mm solid #000000" fo:border-left="1.59mm solid #000000" fo:border-right="0.18mm solid #000000" fo:border-top="0.18mm solid #000000" fo:padding-bottom="0.0mm" fo:padding-left="1.91mm" fo:padding-right="1.91mm" fo:padding-top="0.0mm"/>
    </style:style>
    <style:style style:family="paragraph" style:name="a229f55" style:parent-style-name="Normal">
      <style:text-properties fo:font-size="11.0pt" style:font-name-asian="Cambria" style:font-size-asian="11.0pt"/>
    </style:style>
    <style:style style:family="table-cell" style:name="a528f00">
      <style:table-cell-properties fo:border-bottom="1.59mm solid #000000" fo:border-left="1.59mm solid #000000" fo:border-right="1.59mm solid #000000" fo:border-top="1.59mm solid #000000" fo:padding-bottom="0.0mm" fo:padding-left="1.91mm" fo:padding-right="1.91mm" fo:padding-top="0.0mm"/>
    </style:style>
    <style:style style:family="table-row" style:name="aa7d8cf">
      <style:table-row-properties style:row-height="40.01mm"/>
    </style:style>
    <style:style style:family="table-column" style:name="adeb489">
      <style:table-column-properties style:rel-column-width="25*"/>
    </style:style>
    <style:style style:family="table" style:name="ac94746">
      <style:table-properties fo:margin-left="0.0mm" style:width="16.249cm" table:align="left"/>
    </style:style>
    <style:style style:family="paragraph" style:name="a3b8820" style:parent-style-name="Heading2">
      <style:paragraph-properties/>
    </style:style>
    <style:style style:family="paragraph" style:name="a533d70" style:parent-style-name="Normal">
      <style:text-properties fo:color="#000000" fo:country="DE" fo:language="de" style:font-name-asian="Cambria" style:font-size-asian="11.0pt"/>
    </style:style>
    <style:style style:family="table-cell" style:name="a6b074e">
      <style:table-cell-properties fo:border-bottom="0.35mm solid #000000" fo:border-left="none" fo:border-right="none" fo:border-top="none" fo:padding-bottom="0.0mm" fo:padding-left="1.91mm" fo:padding-right="1.91mm" fo:padding-top="0.0mm"/>
    </style:style>
    <style:style style:family="paragraph" style:name="a582b4c" style:parent-style-name="Normal">
      <style:text-properties fo:color="#000000" fo:country="DE" fo:language="de" style:font-name-asian="Cambria" style:font-size-asian="11.0pt"/>
    </style:style>
    <style:style style:family="table-cell" style:name="a8c1e9a">
      <style:table-cell-properties fo:border-bottom="0.35mm solid #000000" fo:border-left="none" fo:border-right="none" fo:border-top="none" fo:padding-bottom="0.0mm" fo:padding-left="1.91mm" fo:padding-right="1.91mm" fo:padding-top="0.0mm"/>
    </style:style>
    <style:style style:family="paragraph" style:name="ab978d7" style:parent-style-name="Normal">
      <style:text-properties fo:color="#000000" fo:country="DE" fo:font-weight="bold" fo:language="de" style:font-name-asian="Cambria" style:font-size-asian="11.0pt" style:font-weight-asian="bold" style:font-weight-complex="bold"/>
    </style:style>
    <style:style style:family="table-cell" style:name="aad95af">
      <style:table-cell-properties fo:border-bottom="0.35mm solid #000000" fo:border-left="none" fo:border-right="none" fo:border-top="none" fo:padding-bottom="0.0mm" fo:padding-left="1.91mm" fo:padding-right="1.91mm" fo:padding-top="0.0mm"/>
    </style:style>
    <style:style style:family="table-row" style:name="af4837a">
      <style:table-row-properties style:row-height="15.01mm"/>
    </style:style>
    <style:style style:family="paragraph" style:name="a9076f5" style:parent-style-name="Normal">
      <style:text-properties fo:color="#000000" fo:country="DE" fo:language="de" style:font-name-asian="Cambria" style:font-size-asian="11.0pt"/>
    </style:style>
    <style:style style:family="table-cell" style:name="ac2686c">
      <style:table-cell-properties fo:background-color="#C0C0C0" fo:border-bottom="none" fo:border-left="none" fo:border-right="none" fo:border-top="none" fo:padding-bottom="0.0mm" fo:padding-left="1.91mm" fo:padding-right="1.91mm" fo:padding-top="0.0mm"/>
    </style:style>
    <style:style style:family="paragraph" style:name="a688de6" style:parent-style-name="Normal">
      <style:text-properties fo:color="#000000" fo:country="DE" fo:language="de" style:font-name-asian="Cambria" style:font-size-asian="11.0pt"/>
    </style:style>
    <style:style style:family="table-cell" style:name="aa63b75">
      <style:table-cell-properties fo:background-color="#C0C0C0" fo:border-bottom="none" fo:border-left="none" fo:border-right="none" fo:border-top="none" fo:padding-bottom="0.0mm" fo:padding-left="1.91mm" fo:padding-right="1.91mm" fo:padding-top="0.0mm"/>
    </style:style>
    <style:style style:family="paragraph" style:name="a17bab9" style:parent-style-name="Normal">
      <style:text-properties fo:color="#000000" fo:country="DE" fo:font-weight="bold" fo:language="de" style:font-name-asian="Cambria" style:font-size-asian="11.0pt" style:font-weight-asian="bold" style:font-weight-complex="bold"/>
    </style:style>
    <style:style style:family="table-cell" style:name="a796aba">
      <style:table-cell-properties fo:background-color="#C0C0C0" fo:border-bottom="none" fo:border-left="none" fo:border-right="none" fo:border-top="none" fo:padding-bottom="0.0mm" fo:padding-left="1.91mm" fo:padding-right="1.91mm" fo:padding-top="0.0mm"/>
    </style:style>
    <style:style style:family="table-row" style:name="a9f4918">
      <style:table-row-properties style:row-height="15.01mm"/>
    </style:style>
    <style:style style:family="paragraph" style:name="a869d78" style:parent-style-name="Normal">
      <style:text-properties fo:color="#000000" fo:country="DE" fo:font-weight="bold" fo:language="de" style:font-name-asian="Cambria" style:font-size-asian="11.0pt" style:font-weight-asian="bold" style:font-weight-complex="bold"/>
    </style:style>
    <style:style style:family="table-cell" style:name="a647301">
      <style:table-cell-properties fo:border-bottom="0.35mm solid #000000" fo:border-left="none" fo:border-right="none" fo:border-top="0.35mm solid #000000" fo:padding-bottom="0.0mm" fo:padding-left="1.91mm" fo:padding-right="1.91mm" fo:padding-top="0.0mm"/>
    </style:style>
    <style:style style:family="paragraph" style:name="a2194e8" style:parent-style-name="Normal">
      <style:text-properties fo:color="#000000" fo:country="DE" fo:font-weight="bold" fo:language="de" style:font-name-asian="Cambria" style:font-size-asian="11.0pt" style:font-weight-asian="bold" style:font-weight-complex="bold"/>
    </style:style>
    <style:style style:family="table-cell" style:name="a8a0012">
      <style:table-cell-properties fo:border-bottom="0.35mm solid #000000" fo:border-left="none" fo:border-right="none" fo:border-top="0.35mm solid #000000" fo:padding-bottom="0.0mm" fo:padding-left="1.91mm" fo:padding-right="1.91mm" fo:padding-top="0.0mm"/>
    </style:style>
    <style:style style:family="paragraph" style:name="aa3bbaa" style:parent-style-name="Normal">
      <style:text-properties fo:color="#000000" fo:country="DE" fo:font-weight="bold" fo:language="de" style:font-name="Adobe Caslon Pro" style:font-name-asian="Cambria" style:font-size-asian="11.0pt" style:font-weight-asian="bold" style:font-weight-complex="bold"/>
    </style:style>
    <style:style style:family="table-cell" style:name="ab3c4d6">
      <style:table-cell-properties fo:background-color="#548DD4" fo:border-bottom="0.35mm solid #000000" fo:border-left="none" fo:border-right="none" fo:border-top="0.35mm solid #000000" fo:padding-bottom="0.0mm" fo:padding-left="1.91mm" fo:padding-right="1.91mm" fo:padding-top="0.0mm"/>
    </style:style>
    <style:style style:family="table-row" style:name="ab26173">
      <style:table-row-properties style:row-height="15.01mm"/>
    </style:style>
    <style:style style:family="table-column" style:name="a80e4cf">
      <style:table-column-properties style:rel-column-width="33*"/>
    </style:style>
    <style:style style:family="table" style:name="a0a5dd2">
      <style:table-properties fo:margin-left="0.0mm" style:width="16.249cm" table:align="left"/>
    </style:style>
    <style:style style:family="paragraph" style:name="a6a655f" style:parent-style-name="Heading2">
      <style:paragraph-properties/>
    </style:style>
    <style:style style:family="paragraph" style:name="a3e3e4c" style:parent-style-name="Normal">
      <style:text-properties fo:font-size="11.0pt" style:font-name-asian="Cambria" style:font-size-asian="11.0pt"/>
    </style:style>
    <style:style style:family="table-cell" style:name="a4c16c7">
      <style:table-cell-properties fo:border-bottom="2.12mm solid #000000" fo:border-left="0.26mm solid #000000" fo:border-right="2.12mm solid #000000" fo:border-top="0.26mm solid #000000" fo:padding-bottom="0.0mm" fo:padding-left="1.91mm" fo:padding-right="1.91mm" fo:padding-top="0.0mm"/>
    </style:style>
    <style:style style:family="paragraph" style:name="acd7941" style:parent-style-name="Normal">
      <style:text-properties fo:font-size="11.0pt" style:font-name-asian="Cambria" style:font-size-asian="11.0pt"/>
    </style:style>
    <style:style style:family="table-cell" style:name="a095bda">
      <style:table-cell-properties fo:border-bottom="2.12mm solid #000000" fo:border-left="0.26mm solid #000000" fo:border-right="0.26mm solid #000000" fo:border-top="0.26mm solid #000000" fo:padding-bottom="0.0mm" fo:padding-left="1.91mm" fo:padding-right="1.91mm" fo:padding-top="0.0mm"/>
    </style:style>
    <style:style style:family="paragraph" style:name="a55a029" style:parent-style-name="Normal">
      <style:text-properties fo:font-size="11.0pt" style:font-name-asian="Cambria" style:font-size-asian="11.0pt"/>
    </style:style>
    <style:style style:family="table-cell" style:name="aa5281a">
      <style:table-cell-properties fo:border-bottom="2.12mm solid #000000" fo:border-left="2.12mm solid #000000" fo:border-right="0.26mm solid #000000" fo:border-top="2.12mm solid #000000" fo:padding-bottom="0.0mm" fo:padding-left="1.91mm" fo:padding-right="1.91mm" fo:padding-top="0.0mm"/>
    </style:style>
    <style:style style:family="table-row" style:name="adf792d">
      <style:table-row-properties style:row-height="10.0mm"/>
    </style:style>
    <style:style style:family="paragraph" style:name="af7e76c" style:parent-style-name="Normal">
      <style:text-properties fo:font-size="11.0pt" style:font-name-asian="Cambria" style:font-size-asian="11.0pt"/>
    </style:style>
    <style:style style:family="table-cell" style:name="a228145">
      <style:table-cell-properties fo:border-bottom="0.26mm solid #000000" fo:border-left="0.26mm solid #000000" fo:border-right="2.12mm solid #000000" fo:border-top="0.26mm solid #000000" fo:padding-bottom="0.0mm" fo:padding-left="1.91mm" fo:padding-right="1.91mm" fo:padding-top="0.0mm"/>
    </style:style>
    <style:style style:family="paragraph" style:name="a6e2986" style:parent-style-name="Normal">
      <style:text-properties fo:font-size="11.0pt" style:font-name-asian="Cambria" style:font-size-asian="11.0pt"/>
    </style:style>
    <style:style style:family="table-cell" style:name="a26dd3d">
      <style:table-cell-properties fo:border-bottom="0.26mm solid #000000" fo:border-left="0.26mm solid #000000" fo:border-right="0.26mm solid #000000" fo:border-top="0.26mm solid #000000" fo:padding-bottom="0.0mm" fo:padding-left="1.91mm" fo:padding-right="1.91mm" fo:padding-top="0.0mm"/>
    </style:style>
    <style:style style:family="paragraph" style:name="af31ec3" style:parent-style-name="Normal">
      <style:text-properties fo:font-size="11.0pt" style:font-name-asian="Cambria" style:font-size-asian="11.0pt"/>
    </style:style>
    <style:style style:family="table-cell" style:name="ab97158">
      <style:table-cell-properties fo:border-bottom="2.12mm solid #000000" fo:border-left="none" fo:border-right="2.12mm solid #000000" fo:border-top="2.12mm solid #000000" fo:padding-bottom="0.0mm" fo:padding-left="1.91mm" fo:padding-right="1.91mm" fo:padding-top="0.0mm"/>
    </style:style>
    <style:style style:family="table-row" style:name="a317326">
      <style:table-row-properties style:row-height="10.0mm"/>
    </style:style>
    <style:style style:family="paragraph" style:name="a64f478" style:parent-style-name="Normal">
      <style:text-properties fo:font-size="11.0pt" style:font-name-asian="Cambria" style:font-size-asian="11.0pt"/>
    </style:style>
    <style:style style:family="table-cell" style:name="a8f1f7c">
      <style:table-cell-properties fo:border-bottom="0.26mm solid #000000" fo:border-left="0.26mm solid #000000" fo:border-right="2.12mm solid #000000" fo:border-top="2.12mm solid #000000" fo:padding-bottom="0.0mm" fo:padding-left="1.91mm" fo:padding-right="1.91mm" fo:padding-top="0.0mm"/>
    </style:style>
    <style:style style:family="paragraph" style:name="af69cf0" style:parent-style-name="Normal">
      <style:text-properties fo:font-size="11.0pt" style:font-name-asian="Cambria" style:font-size-asian="11.0pt"/>
    </style:style>
    <style:style style:family="table-cell" style:name="ae4a010">
      <style:table-cell-properties fo:border-bottom="0.26mm solid #000000" fo:border-left="0.26mm solid #000000" fo:border-right="0.26mm solid #000000" fo:border-top="2.12mm solid #000000" fo:padding-bottom="0.0mm" fo:padding-left="1.91mm" fo:padding-right="1.91mm" fo:padding-top="0.0mm"/>
    </style:style>
    <style:style style:family="paragraph" style:name="a4aba7f" style:parent-style-name="Normal">
      <style:text-properties fo:font-size="11.0pt" style:font-name-asian="Cambria" style:font-size-asian="11.0pt"/>
    </style:style>
    <style:style style:family="table-cell" style:name="aa8e362">
      <style:table-cell-properties fo:border-bottom="0.26mm solid #000000" fo:border-left="2.12mm solid #000000" fo:border-right="0.26mm solid #000000" fo:border-top="2.12mm solid #000000" fo:padding-bottom="0.0mm" fo:padding-left="1.91mm" fo:padding-right="1.91mm" fo:padding-top="0.0mm"/>
    </style:style>
    <style:style style:family="table-row" style:name="a2e720b">
      <style:table-row-properties style:row-height="10.0mm"/>
    </style:style>
    <style:style style:family="table-column" style:name="aa872b5">
      <style:table-column-properties style:rel-column-width="33*"/>
    </style:style>
    <style:style style:family="table" style:name="a751d14">
      <style:table-properties fo:margin-left="0.0mm" style:width="12.187cm" table:align="left"/>
    </style:style>
    <style:style style:family="paragraph" style:name="af31181" style:parent-style-name="Heading2">
      <style:paragraph-properties/>
    </style:style>
    <style:style style:family="paragraph" style:name="a02c80d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569818">
      <style:table-cell-properties fo:background-color="#D3DFEE"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ff2ff5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eb60fd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ceb0ff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1d7fd3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e61507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8163c4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545a28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31beec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9f9ecc" style:parent-style-name="Normal">
      <style:text-properties fo:color="#000000" fo:country="DE" fo:font-size="11.0pt" fo:language="de" style:font-size-asian="11.0pt"/>
    </style:style>
    <style:style style:family="table-cell" style:name="a8acf09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a9a1e2">
      <style:table-row-properties style:row-height="6.77mm"/>
    </style:style>
    <style:style style:family="paragraph" style:name="abbb37f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01f32f">
      <style:table-cell-properties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cc9790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c948d5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9f5f2c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efb49b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e377d2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afe475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8bae64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29776a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b1b5e4" style:parent-style-name="Normal">
      <style:text-properties fo:color="#000000" fo:country="DE" fo:font-size="11.0pt" fo:language="de" style:font-size-asian="11.0pt"/>
    </style:style>
    <style:style style:family="table-cell" style:name="a84f8d6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e5a278">
      <style:table-row-properties style:row-height="6.77mm"/>
    </style:style>
    <style:style style:family="paragraph" style:name="a2a8999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2b3f36">
      <style:table-cell-properties fo:background-color="#D3DFEE"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01dfc7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a31483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1452d2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647021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11634d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00071d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60d2c8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ab1d46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84315c" style:parent-style-name="Normal">
      <style:text-properties fo:color="#000000" fo:country="DE" fo:font-size="11.0pt" fo:language="de" style:font-size-asian="11.0pt"/>
    </style:style>
    <style:style style:family="table-cell" style:name="a28bce2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6203e0">
      <style:table-row-properties style:row-height="6.77mm"/>
    </style:style>
    <style:style style:family="paragraph" style:name="a2cb4bb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af8eee">
      <style:table-cell-properties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7a09c8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792829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3f8d05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dcf063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d89540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6e46a7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d0b7ea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9a5d32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d70334" style:parent-style-name="Normal">
      <style:text-properties fo:color="#000000" fo:country="DE" fo:font-size="11.0pt" fo:language="de" style:font-size-asian="11.0pt"/>
    </style:style>
    <style:style style:family="table-cell" style:name="a655eeb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baef0e">
      <style:table-row-properties style:row-height="6.77mm"/>
    </style:style>
    <style:style style:family="paragraph" style:name="a3cc4e8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f239c4">
      <style:table-cell-properties fo:background-color="#D3DFEE"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9c18fc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e6705b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3eab7e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1239e1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5ff797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04e049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96d2f8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bd40ab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8a52ad" style:parent-style-name="Normal">
      <style:text-properties fo:color="#000000" fo:country="DE" fo:font-size="11.0pt" fo:language="de" style:font-size-asian="11.0pt"/>
    </style:style>
    <style:style style:family="table-cell" style:name="a8787dd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abc859">
      <style:table-row-properties style:row-height="6.77mm"/>
    </style:style>
    <style:style style:family="paragraph" style:name="a0227b5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44a046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118497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2a79e2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0e39fa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e4d1a8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22c010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bf3c9f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a9f3bd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56cace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0bc585" style:parent-style-name="Normal">
      <style:text-properties fo:color="#000000" fo:country="DE" fo:font-size="11.0pt" fo:language="de" style:font-size-asian="11.0pt"/>
    </style:style>
    <style:style style:family="table-cell" style:name="a81e757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table-row" style:name="a77632b">
      <style:table-row-properties style:row-height="6.77mm"/>
    </style:style>
    <style:style style:family="table-column" style:name="ac53a34">
      <style:table-column-properties style:rel-column-width="16*"/>
    </style:style>
    <style:style style:family="table-column" style:name="a65cb19">
      <style:table-column-properties style:rel-column-width="17*"/>
    </style:style>
    <style:style style:family="table-column" style:name="acee8ab">
      <style:table-column-properties style:rel-column-width="16*"/>
    </style:style>
    <style:style style:family="table" style:name="ac41fd1">
      <style:table-properties fo:margin-left="0.0mm" style:width="16.453cm" table:align="left"/>
    </style:style>
    <style:style style:family="paragraph" style:name="a0956f1" style:parent-style-name="Heading2">
      <style:paragraph-properties/>
    </style:style>
    <style:style style:family="paragraph" style:name="a4d84fd" style:parent-style-name="Normal">
      <style:text-properties fo:country="DE" fo:font-size="11.0pt" fo:language="de" style:font-name-asian="Cambria" style:font-size-asian="11.0pt"/>
    </style:style>
    <style:style style:family="table-cell" style:name="a487ea7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100ee3" style:parent-style-name="Normal">
      <style:text-properties fo:country="DE" fo:font-size="11.0pt" fo:language="de" style:font-name-asian="Cambria" style:font-size-asian="11.0pt"/>
    </style:style>
    <style:style style:family="table-cell" style:name="ad64b1d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7a9852" style:parent-style-name="Normal">
      <style:text-properties fo:country="DE" fo:font-size="11.0pt" fo:language="de" style:font-name-asian="Cambria" style:font-size-asian="11.0pt"/>
    </style:style>
    <style:style style:family="table-cell" style:name="ad47588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116a4c" style:parent-style-name="Normal">
      <style:text-properties fo:country="DE" fo:font-size="11.0pt" fo:language="de" style:font-name-asian="Cambria" style:font-size-asian="11.0pt"/>
    </style:style>
    <style:style style:family="table-cell" style:name="a9a508f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00c3f3">
      <style:table-row-properties style:row-height="10.0mm"/>
    </style:style>
    <style:style style:family="paragraph" style:name="a9c13e7" style:parent-style-name="Normal">
      <style:text-properties fo:country="DE" fo:font-size="11.0pt" fo:language="de" style:font-name-asian="Cambria" style:font-size-asian="11.0pt"/>
    </style:style>
    <style:style style:family="table-cell" style:name="afdc09a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acc5e3" style:parent-style-name="Normal">
      <style:text-properties fo:country="DE" fo:font-size="11.0pt" fo:language="de" style:font-name-asian="Cambria" style:font-size-asian="11.0pt"/>
    </style:style>
    <style:style style:family="table-cell" style:name="a1314f6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5d1a23" style:parent-style-name="Normal">
      <style:text-properties fo:country="DE" fo:font-size="11.0pt" fo:language="de" style:font-name-asian="Cambria" style:font-size-asian="11.0pt"/>
    </style:style>
    <style:style style:family="table-cell" style:name="a36e3b3">
      <style:table-cell-properties fo:background-color="#00B0F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95c1d5" style:parent-style-name="Normal">
      <style:text-properties fo:country="DE" fo:font-size="11.0pt" fo:language="de" style:font-name-asian="Cambria" style:font-size-asian="11.0pt"/>
    </style:style>
    <style:style style:family="table-cell" style:name="a84bd15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bbfb28">
      <style:table-row-properties style:row-height="10.0mm"/>
    </style:style>
    <style:style style:family="paragraph" style:name="a29fc54" style:parent-style-name="Normal">
      <style:text-properties fo:country="DE" fo:font-size="11.0pt" fo:language="de" style:font-name-asian="Cambria" style:font-size-asian="11.0pt"/>
    </style:style>
    <style:style style:family="table-cell" style:name="a08eaec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fe60d2" style:parent-style-name="Normal">
      <style:text-properties fo:country="DE" fo:font-size="11.0pt" fo:language="de" style:font-name-asian="Cambria" style:font-size-asian="11.0pt"/>
    </style:style>
    <style:style style:family="table-cell" style:name="ac0b47c">
      <style:table-cell-properties fo:background-color="#FFC0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36386f" style:parent-style-name="Normal">
      <style:text-properties fo:country="DE" fo:font-size="11.0pt" fo:language="de" style:font-name-asian="Cambria" style:font-size-asian="11.0pt"/>
    </style:style>
    <style:style style:family="table-cell" style:name="a92996e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f1f37e" style:parent-style-name="Normal">
      <style:text-properties fo:country="DE" fo:font-size="11.0pt" fo:language="de" style:font-name-asian="Cambria" style:font-size-asian="11.0pt"/>
    </style:style>
    <style:style style:family="table-cell" style:name="a38eba4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cfca48">
      <style:table-row-properties style:row-height="20.0mm"/>
    </style:style>
    <style:style style:family="paragraph" style:name="af389b2" style:parent-style-name="Normal">
      <style:text-properties fo:country="DE" fo:font-size="11.0pt" fo:language="de" style:font-name-asian="Cambria" style:font-size-asian="11.0pt"/>
    </style:style>
    <style:style style:family="table-cell" style:name="a4276fc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6336d2" style:parent-style-name="Normal">
      <style:text-properties fo:country="DE" fo:font-size="11.0pt" fo:language="de" style:font-name-asian="Cambria" style:font-size-asian="11.0pt"/>
    </style:style>
    <style:style style:family="table-cell" style:name="acb2e75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bca4b2" style:parent-style-name="Normal">
      <style:text-properties fo:country="DE" fo:font-size="11.0pt" fo:language="de" style:font-name-asian="Cambria" style:font-size-asian="11.0pt"/>
    </style:style>
    <style:style style:family="table-cell" style:name="a583565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08b6ec" style:parent-style-name="Normal">
      <style:text-properties fo:country="DE" fo:font-size="11.0pt" fo:language="de" style:font-name-asian="Cambria" style:font-size-asian="11.0pt"/>
    </style:style>
    <style:style style:family="table-cell" style:name="acbee98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e9a4f7">
      <style:table-row-properties style:row-height="10.0mm"/>
    </style:style>
    <style:style style:family="table-column" style:name="af54a75">
      <style:table-column-properties style:rel-column-width="25*"/>
    </style:style>
    <style:style style:family="table" style:name="a0368d7">
      <style:table-properties fo:margin-left="0.0mm" style:width="16.249cm" table:align="left"/>
    </style:style>
    <style:style style:family="paragraph" style:name="a3956fc" style:parent-style-name="Heading2">
      <style:paragraph-properties/>
    </style:style>
    <style:style style:family="paragraph" style:name="afe9dd5" style:parent-style-name="Title">
      <style:paragraph-properties fo:break-before="page"/>
    </style:style>
    <style:style style:family="table-column" style:name="a168f45">
      <style:table-column-properties style:column-width="27.08mm"/>
    </style:style>
    <style:style style:family="table" style:name="adad610">
      <style:table-properties fo:margin-left="0.0mm" style:rel-width="100%" style:width="16.249cm" table:align="left"/>
    </style:style>
  </office:automatic-styles>
  <office:body>
    <office:text>
      <text:p text:style-name="afe9dd5">Tables</text:p>
      <text:p text:style-name="Subtitle">Examples</text:p>
      <text:h text:outline-level="2" text:style-name="a3956fc">Table with different background colors (hard coded)</text:h>
      <text:p text:style-name="Normal"/>
      <table:table table:style-name="adad610">
        <table:table-column table:number-columns-repeated="6" table:style-name="a168f45"/>
        <table:table-row table:style-name="ae9a4f7">
          <table:table-cell table:style-name="acbee98">
            <text:p text:style-name="a08b6ec">1</text:p>
          </table:table-cell>
          <table:table-cell table:style-name="a583565">
            <text:p text:style-name="abca4b2">2</text:p>
          </table:table-cell>
          <table:table-cell table:style-name="a583565"/>
          <table:table-cell table:style-name="acb2e75">
            <text:p text:style-name="a6336d2">3</text:p>
          </table:table-cell>
          <table:table-cell table:style-name="acb2e75">
            <text:p>bb</text:p>
          </table:table-cell>
          <table:table-cell table:style-name="a4276fc">
            <text:p text:style-name="af389b2">4</text:p>
          </table:table-cell>
        </table:table-row>
        <table:table-row table:style-name="acfca48">
          <table:table-cell table:style-name="a38eba4">
            <text:p text:style-name="af1f37e">5</text:p>
          </table:table-cell>
          <table:table-cell table:style-name="a92996e">
            <text:p text:style-name="a36386f">6</text:p>
          </table:table-cell>
          <table:table-cell table:style-name="a92996e"/>
          <table:table-cell table:style-name="ac0b47c">
            <text:p text:style-name="afe60d2">7</text:p>
          </table:table-cell>
          <table:table-cell table:style-name="ac0b47c">
            <text:p>c</text:p>
          </table:table-cell>
          <table:table-cell table:style-name="a08eaec">
            <text:p text:style-name="a29fc54">8</text:p>
          </table:table-cell>
        </table:table-row>
        <table:table-row table:style-name="abbfb28">
          <table:table-cell table:style-name="a84bd15">
            <text:p text:style-name="a95c1d5">9</text:p>
          </table:table-cell>
          <table:table-cell table:style-name="a36e3b3">
            <text:p text:style-name="a5d1a23">10</text:p>
          </table:table-cell>
          <table:table-cell table:style-name="a36e3b3"/>
          <table:table-cell table:style-name="a1314f6">
            <text:p text:style-name="aacc5e3">11</text:p>
          </table:table-cell>
          <table:table-cell table:style-name="a1314f6">
            <text:p>d</text:p>
          </table:table-cell>
          <table:table-cell table:style-name="afdc09a">
            <text:p text:style-name="a9c13e7">12</text:p>
          </table:table-cell>
        </table:table-row>
        <table:table-row table:style-name="a00c3f3">
          <table:table-cell table:style-name="a9a508f">
            <text:p text:style-name="a116a4c">13</text:p>
          </table:table-cell>
          <table:table-cell table:style-name="ad47588">
            <text:p text:style-name="a7a9852">14</text:p>
          </table:table-cell>
          <table:table-cell table:style-name="ad47588"/>
          <table:table-cell table:style-name="ad64b1d">
            <text:p text:style-name="a100ee3">15</text:p>
          </table:table-cell>
          <table:table-cell table:style-name="ad64b1d">
            <text:p>e</text:p>
          </table:table-cell>
          <table:table-cell table:style-name="a487ea7">
            <text:p text:style-name="a4d84fd">16</text:p>
          </table:table-cell>
        </table:table-row>
      </table:table>
      <text:p text:style-name="Normal"/>
      <text:h text:outline-level="2" text:style-name="a0956f1">Table with different background colors (theme, toggle background)</text:h>
      <text:p text:style-name="Normal"/>
      <table:table table:style-name="ac41fd1">
        <table:table-column table:style-name="acee8ab"/>
        <table:table-column table:number-columns-repeated="4" table:style-name="a65cb19"/>
        <table:table-column table:style-name="ac53a34"/>
        <table:table-row table:style-name="a77632b">
          <table:table-cell table:style-name="a81e757">
            <text:p text:style-name="a0bc585">Point</text:p>
          </table:table-cell>
          <table:table-cell table:style-name="a56cace">
            <text:p text:style-name="aa9f3bd">Point<text:s/>A</text:p>
          </table:table-cell>
          <table:table-cell table:style-name="abf3c9f">
            <text:p text:style-name="a22c010">Point<text:s/>B</text:p>
          </table:table-cell>
          <table:table-cell table:style-name="ae4d1a8">
            <text:p text:style-name="a0e39fa">Point<text:s/>C</text:p>
          </table:table-cell>
          <table:table-cell table:style-name="a2a79e2">
            <text:p text:style-name="a118497">Point<text:s/>D</text:p>
          </table:table-cell>
          <table:table-cell table:style-name="a44a046">
            <text:p text:style-name="a0227b5">Point<text:s/>E</text:p>
          </table:table-cell>
        </table:table-row>
        <table:table-row table:style-name="aabc859">
          <table:table-cell table:style-name="a8787dd">
            <text:p text:style-name="a8a52ad">Point<text:s/>A</text:p>
          </table:table-cell>
          <table:table-cell table:style-name="abd40ab">
            <text:p text:style-name="a96d2f8">—</text:p>
          </table:table-cell>
          <table:table-cell table:style-name="a04e049">
            <text:p text:style-name="a5ff797"/>
          </table:table-cell>
          <table:table-cell table:style-name="a1239e1">
            <text:p text:style-name="a3eab7e"/>
          </table:table-cell>
          <table:table-cell table:style-name="ae6705b">
            <text:p text:style-name="a9c18fc"/>
          </table:table-cell>
          <table:table-cell table:style-name="af239c4">
            <text:p text:style-name="a3cc4e8"/>
          </table:table-cell>
        </table:table-row>
        <table:table-row table:style-name="abaef0e">
          <table:table-cell table:style-name="a655eeb">
            <text:p text:style-name="ad70334">Point<text:s/>B</text:p>
          </table:table-cell>
          <table:table-cell table:style-name="a9a5d32">
            <text:p text:style-name="ad0b7ea">87</text:p>
          </table:table-cell>
          <table:table-cell table:style-name="a6e46a7">
            <text:p text:style-name="ad89540">—</text:p>
          </table:table-cell>
          <table:table-cell table:style-name="adcf063">
            <text:p text:style-name="a3f8d05"/>
          </table:table-cell>
          <table:table-cell table:style-name="a792829">
            <text:p text:style-name="a7a09c8"/>
          </table:table-cell>
          <table:table-cell table:style-name="aaf8eee">
            <text:p text:style-name="a2cb4bb"/>
          </table:table-cell>
        </table:table-row>
        <table:table-row table:style-name="a6203e0">
          <table:table-cell table:style-name="a28bce2">
            <text:p text:style-name="a84315c">Point<text:s/>C</text:p>
          </table:table-cell>
          <table:table-cell table:style-name="aab1d46">
            <text:p text:style-name="a60d2c8">64</text:p>
          </table:table-cell>
          <table:table-cell table:style-name="a00071d">
            <text:p text:style-name="a11634d">56</text:p>
          </table:table-cell>
          <table:table-cell table:style-name="a647021">
            <text:p text:style-name="a1452d2">—</text:p>
          </table:table-cell>
          <table:table-cell table:style-name="aa31483">
            <text:p text:style-name="a01dfc7"/>
          </table:table-cell>
          <table:table-cell table:style-name="a2b3f36">
            <text:p text:style-name="a2a8999"/>
          </table:table-cell>
        </table:table-row>
        <table:table-row table:style-name="ae5a278">
          <table:table-cell table:style-name="a84f8d6">
            <text:p text:style-name="ab1b5e4">Point<text:s/>D</text:p>
          </table:table-cell>
          <table:table-cell table:style-name="a29776a">
            <text:p text:style-name="a8bae64">37</text:p>
          </table:table-cell>
          <table:table-cell table:style-name="aafe475">
            <text:p text:style-name="ae377d2">32</text:p>
          </table:table-cell>
          <table:table-cell table:style-name="aefb49b">
            <text:p text:style-name="a9f5f2c">91</text:p>
          </table:table-cell>
          <table:table-cell table:style-name="ac948d5">
            <text:p text:style-name="acc9790">—</text:p>
          </table:table-cell>
          <table:table-cell table:style-name="a01f32f">
            <text:p text:style-name="abbb37f"/>
          </table:table-cell>
        </table:table-row>
        <table:table-row table:style-name="aa9a1e2">
          <table:table-cell table:style-name="a8acf09">
            <text:p text:style-name="a9f9ecc">Point<text:s/>E</text:p>
          </table:table-cell>
          <table:table-cell table:style-name="a31beec">
            <text:p text:style-name="a545a28">93</text:p>
          </table:table-cell>
          <table:table-cell table:style-name="a8163c4">
            <text:p text:style-name="ae61507">35</text:p>
          </table:table-cell>
          <table:table-cell table:style-name="a1d7fd3">
            <text:p text:style-name="aceb0ff">54</text:p>
          </table:table-cell>
          <table:table-cell table:style-name="aeb60fd">
            <text:p text:style-name="aff2ff5">43</text:p>
          </table:table-cell>
          <table:table-cell table:style-name="a569818">
            <text:p text:style-name="a02c80d">—</text:p>
          </table:table-cell>
        </table:table-row>
      </table:table>
      <text:p text:style-name="Normal"/>
      <text:p text:style-name="Normal"/>
      <text:h text:outline-level="2" text:style-name="af31181">Thick table border, but cell can overrule<text:s/>table border</text:h>
      <text:p text:style-name="Normal"/>
      <table:table table:style-name="a751d14">
        <table:table-column table:number-columns-repeated="3" table:style-name="aa872b5"/>
        <table:table-row table:style-name="a2e720b">
          <table:table-cell table:style-name="aa8e362">
            <text:p text:style-name="a4aba7f"/>
          </table:table-cell>
          <table:table-cell table:style-name="ae4a010">
            <text:p text:style-name="af69cf0"/>
          </table:table-cell>
          <table:table-cell table:style-name="a8f1f7c">
            <text:p text:style-name="a64f478"/>
          </table:table-cell>
        </table:table-row>
        <table:table-row table:style-name="a317326">
          <table:table-cell table:style-name="ab97158">
            <text:p text:style-name="af31ec3"/>
          </table:table-cell>
          <table:table-cell table:style-name="a26dd3d">
            <text:p text:style-name="a6e2986"/>
          </table:table-cell>
          <table:table-cell table:style-name="a228145">
            <text:p text:style-name="af7e76c"/>
          </table:table-cell>
        </table:table-row>
        <table:table-row table:style-name="adf792d">
          <table:table-cell table:style-name="aa5281a">
            <text:p text:style-name="a55a029"/>
          </table:table-cell>
          <table:table-cell table:style-name="a095bda">
            <text:p text:style-name="acd7941"/>
          </table:table-cell>
          <table:table-cell table:style-name="a4c16c7">
            <text:p text:style-name="a3e3e4c"/>
          </table:table-cell>
        </table:table-row>
      </table:table>
      <text:p text:style-name="Normal"/>
      <text:h text:outline-level="2" text:style-name="a6a655f">Table with background color for top-left, top-right, bottom-left and bottom-right cell</text:h>
      <table:table table:style-name="a0a5dd2">
        <table:table-column table:number-columns-repeated="3" table:style-name="a80e4cf"/>
        <table:table-row table:style-name="ab26173">
          <table:table-cell table:style-name="ab3c4d6">
            <text:p text:style-name="aa3bbaa">Erste Ecke oben links</text:p>
          </table:table-cell>
          <table:table-cell table:style-name="a8a0012">
            <text:p text:style-name="a2194e8">1</text:p>
          </table:table-cell>
          <table:table-cell table:style-name="a647301">
            <text:p text:style-name="a869d78">2</text:p>
          </table:table-cell>
        </table:table-row>
        <table:table-row table:style-name="a9f4918">
          <table:table-cell table:style-name="a796aba">
            <text:p text:style-name="a17bab9">Zweite Ecke oben links</text:p>
          </table:table-cell>
          <table:table-cell table:style-name="aa63b75">
            <text:p text:style-name="a688de6">3</text:p>
          </table:table-cell>
          <table:table-cell table:style-name="ac2686c">
            <text:p text:style-name="a9076f5">4</text:p>
          </table:table-cell>
        </table:table-row>
        <table:table-row table:style-name="af4837a">
          <table:table-cell table:style-name="aad95af">
            <text:p text:style-name="ab978d7">Dritte Ecke oben links</text:p>
          </table:table-cell>
          <table:table-cell table:style-name="a8c1e9a">
            <text:p text:style-name="a582b4c">5</text:p>
          </table:table-cell>
          <table:table-cell table:style-name="a6b074e">
            <text:p text:style-name="a533d70">6</text:p>
          </table:table-cell>
        </table:table-row>
      </table:table>
      <text:p text:style-name="Normal"/>
      <text:p text:style-name="Normal"/>
      <text:h text:outline-level="2" text:style-name="a3b8820">Funny Table</text:h>
      <text:p text:style-name="Normal"/>
      <table:table table:style-name="ac94746">
        <table:table-column table:number-columns-repeated="4" table:style-name="adeb489"/>
        <table:table-row table:style-name="aa7d8cf">
          <table:table-cell table:number-columns-spanned="2" table:style-name="a528f00">
            <text:p text:style-name="a229f55">A big cell with thick border</text:p>
          </table:table-cell>
          <table:table-cell table:style-name="a251436">
            <text:p text:style-name="a3f0c98">Para1</text:p>
            <text:p text:style-name="adb04fa">Para2</text:p>
          </table:table-cell>
          <table:table-cell table:style-name="a033c31">
            <text:p text:style-name="ab0f51e">Hello world!</text:p>
          </table:table-cell>
        </table:table-row>
        <table:table-row table:style-name="a15c4a0">
          <table:table-cell table:style-name="a5a9929">
            <text:p text:style-name="a50e703"/>
          </table:table-cell>
          <table:table-cell table:number-columns-spanned="2" table:style-name="a3db3bb">
            <text:p text:style-name="aff696d">Cell background is green.</text:p>
            <text:p text:style-name="a669ee0"/>
          </table:table-cell>
          <table:table-cell table:style-name="a899540">
            <text:p text:style-name="adb7cbf"/>
          </table:table-cell>
        </table:table-row>
        <table:table-row>
          <table:table-cell table:style-name="a36940e">
            <text:p text:style-name="a73de61"/>
          </table:table-cell>
          <table:table-cell table:style-name="a16fae8">
            <text:p text:style-name="a5c6676">Thick red border</text:p>
            <text:p text:style-name="a09fd29"/>
          </table:table-cell>
          <table:table-cell table:style-name="a8bd95f">
            <text:p text:style-name="a44bd04"/>
          </table:table-cell>
          <table:table-cell table:style-name="ab86ae5">
            <text:p text:style-name="a93c179"/>
          </table:table-cell>
        </table:table-row>
        <table:table-row>
          <table:table-cell table:style-name="a942d4f">
            <text:p text:style-name="a4efe83">Thick border at bottom of 3 cells</text:p>
          </table:table-cell>
          <table:table-cell table:style-name="af58cd1">
            <text:p text:style-name="a525585"/>
          </table:table-cell>
          <table:table-cell table:style-name="afffd8b">
            <text:p text:style-name="a3c415f"/>
          </table:table-cell>
          <table:table-cell table:style-name="ac0b180">
            <text:p text:style-name="a4bc2ad">Normal border here...</text:p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roman" style:font-pitch="variable" style:name="Adobe Caslon Pro" svg:font-family="Adobe Caslon Pro" svg:panose-1="0 0 0 0 0 0 0 0 0 0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US" fo:font-size="12.0pt" fo:font-style="normal" fo:font-weight="normal" fo:language="en" fo:letter-spacing="normal" style:font-name="Cambria" style:font-name-asian="MS Mincho" style:font-name-complex="Times New Roman" style:font-size-asian="12.0pt" style:font-style-asian="normal" style:font-style-complex="normal" style:font-weight-asian="normal" style:font-weight-complex="normal" style:text-position="0% 100%" style:use-window-font-color="true"/>
    </style:default-style>
    <style:style style:display-name="Normal" style:family="paragraph" style:name="Normal" style:parent-style-name="default_paragraph_style"/>
    <style:style style:display-name="Subtitle" style:family="paragraph" style:name="Subtitle" style:next-style-name="Normal" style:parent-style-name="Normal">
      <style:paragraph-properties/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default-outline-level="2" style:display-name="Heading 2" style:family="paragraph" style:name="Heading2" style:next-style-name="Normal" style:parent-style-name="Normal">
      <style:paragraph-properties fo:margin-top="3.53mm"/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display-name="Title" style:family="paragraph" style:name="Title" style:next-style-name="Normal" style:parent-style-name="Normal">
      <style:paragraph-properties fo:border-bottom="0.35mm solid #4F81BD" fo:border-left="none" fo:border-right="none" fo:border-top="none" fo:margin-bottom="5.29mm" fo:padding-bottom="1.41mm" fo:padding-left="0.0mm" fo:padding-right="0.0mm" fo:padding-top="0.0mm"/>
      <style:text-properties fo:color="#17365D" fo:font-size="26.0pt" fo:letter-spacing="0.09mm" style:font-name="Calibri" style:font-name-asian="MS Gothic" style:font-name-complex="Times New Roman" style:font-size-asian="26.0pt"/>
    </style:style>
    <style:style style:default-outline-level="1" style:display-name="Heading 1" style:family="paragraph" style:name="Heading1" style:next-style-name="Normal" style:parent-style-name="Normal">
      <style:paragraph-properties fo:margin-top="8.47mm"/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Default Paragraph Font" style:family="text" style:name="DefaultParagraphFont" style:parent-style-name="default_character_style"/>
    <style:style style:display-name="Title Char" style:family="text" style:name="TitleChar" style:parent-style-name="DefaultParagraphFont">
      <style:text-properties fo:color="#17365D" fo:font-size="26.0pt" fo:letter-spacing="0.09mm" style:font-name="Calibri" style:font-name-asian="MS Gothic" style:font-name-complex="Times New Roman" style:font-size-asian="26.0pt"/>
    </style:style>
    <style:style style:display-name="Subtitle Char" style:family="text" style:name="SubtitleChar" style:parent-style-name="DefaultParagraphFont"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display-name="Heading 2 Char" style:family="text" style:name="Heading2Char" style:parent-style-name="DefaultParagraphFont"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display-name="Heading 1 Char" style:family="text" style:name="Heading1Char" style:parent-style-name="DefaultParagraphFont"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default-style style:family="graphic">
      <style:graphic-properties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0:53</dc:date>
    <meta:editing-cycles>2</meta:editing-cycles>
    <meta:editing-duration>PT0.239S</meta:editing-duration>
  </office:meta>
</office:document-meta>
</file>